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45d" officeooo:paragraph-rsid="0005b45d"/>
    </style:style>
    <style:style style:name="P2" style:family="paragraph" style:parent-style-name="Standard">
      <style:text-properties officeooo:rsid="0010992c" officeooo:paragraph-rsid="0010992c"/>
    </style:style>
    <style:style style:name="P3" style:family="paragraph" style:parent-style-name="Frame_20_contents">
      <style:paragraph-properties fo:text-align="center" style:justify-single-word="false"/>
      <style:text-properties officeooo:paragraph-rsid="00079bac"/>
    </style:style>
    <style:style style:name="P4" style:family="paragraph" style:parent-style-name="Frame_20_contents">
      <style:text-properties officeooo:paragraph-rsid="00064713"/>
    </style:style>
    <style:style style:name="P5" style:family="paragraph" style:parent-style-name="Frame_20_contents">
      <style:text-properties officeooo:paragraph-rsid="00079bac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loext:graphic-properties draw:fill="gradient" draw:fill-gradient-name="Pastel_20_Dream"/>
    </style:style>
    <style:style style:name="P11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10pt" officeooo:rsid="00079bac" style:font-size-asian="10pt" style:font-size-complex="10pt"/>
    </style:style>
    <style:style style:name="T2" style:family="text">
      <style:text-properties fo:font-size="10pt" officeooo:rsid="00064713" style:font-size-asian="10pt" style:font-size-complex="10pt"/>
    </style:style>
    <style:style style:name="T3" style:family="text">
      <style:text-properties fo:font-size="10pt" officeooo:rsid="00122f31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  <style:style style:name="gr1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639in" fo:min-width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3.0291in" fo:min-width="0.1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1.2937in" fo:min-width="0.1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1.5681in" fo:min-width="0.1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598in" draw:marker-start-width="0.228in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marker-start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028in" fo:min-width="1.3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0.3654in" fo:min-width="0.0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dash" draw:stroke-dash="Double_20_Dash" svg:stroke-linecap="but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0193in" fo:min-width="1.2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0134in" fo:min-width="0.9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0.0083in" fo:min-width="3.9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0193in" fo:min-width="2.4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4.3839in" fo:min-width="0.1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fill="gradient" draw:fill-gradient-name="Pastel_20_Dream" draw:textarea-horizontal-align="justify" draw:textarea-vertical-align="middle" draw:auto-grow-height="false" fo:min-height="0.4165in" fo:min-width="0.8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textarea-horizontal-align="justify" draw:textarea-vertical-align="middle" draw:auto-grow-height="false" fo:min-height="0.0429in" fo:min-width="0.0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fill="gradient" draw:fill-gradient-name="Pastel_20_Dream" draw:textarea-horizontal-align="justify" draw:textarea-vertical-align="middle" draw:auto-grow-height="false" fo:min-height="0.361in" fo:min-width="0.8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0.0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 style:parent-style-name="Frame">
      <style:graphic-properties draw:fill="gradient" draw:fill-gradient-name="Pastel_20_Dream" draw:textarea-horizontal-align="justify" draw:textarea-vertical-align="middle" draw:auto-grow-height="false" fo:min-height="0.4543in" fo:min-width="0.9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 style:parent-style-name="Frame">
      <style:graphic-properties draw:fill="gradient" draw:fill-gradient-name="Pastel_20_Dream" draw:textarea-horizontal-align="justify" draw:textarea-vertical-align="middle" draw:auto-grow-height="false" fo:min-height="0.3134in" fo:min-width="1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quence Diagram.</text:p>
      <text:p text:style-name="P1"><draw:custom-shape text:anchor-type="paragraph" draw:z-index="1" draw:name="Shape 5" draw:style-name="gr25" draw:text-style-name="P10" svg:width="0.9717in" svg:height="0.4543in" svg:x="2.7047in" svg:y="0.1839in"><text:p text:style-name="P3"><text:span text:style-name="T1">Cloud DataBase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5" draw:name="Shape 1" draw:style-name="gr22" draw:text-style-name="P8" svg:width="0.0614in" svg:height="0.0614in" svg:x="0.0717in" svg:y="0.00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Vertical line 1" draw:style-name="gr1" draw:text-style-name="P8" svg:x1="0.1047in" svg:y1="0.0681in" svg:x2="0.1047in" svg:y2="0.1772in"><text:p/></draw:line><draw:line text:anchor-type="paragraph" draw:z-index="24" draw:name="Line 1" draw:style-name="gr1" draw:text-style-name="P6" svg:x1="0.1047in" svg:y1="0.1772in" svg:x2="0.0339in" svg:y2="0.3008in"><text:p/></draw:line><draw:line text:anchor-type="paragraph" draw:z-index="49" draw:name="Line 2" draw:style-name="gr1" draw:text-style-name="P6" svg:x1="0.1047in" svg:y1="0.1772in" svg:x2="0.1909in" svg:y2="0.2917in"><text:p/></draw:line><draw:line text:anchor-type="paragraph" draw:z-index="2" draw:name="Line 3" draw:style-name="gr1" draw:text-style-name="P8" svg:x1="0.0244in" svg:y1="0.0874in" svg:x2="0.228in" svg:y2="0.1154in"><text:p/></draw:line><draw:custom-shape text:anchor-type="paragraph" draw:z-index="4" draw:name="Shape 3" draw:style-name="gr23" draw:text-style-name="P10" svg:width="0.8071in" svg:height="0.3614in" svg:x="5.8819in" svg:y="0.0937in"><text:p text:style-name="P4"><text:span text:style-name="T2">D</text:span><text:span text:style-name="T3">i</text:span><text:span text:style-name="T1">splay</text:span></text:p><draw:enhanced-geometry svg:viewBox="0 0 21600 21600" draw:type="rectangle" draw:enhanced-path="M 0 0 L 21600 0 21600 21600 0 21600 0 0 Z N"/></draw:custom-shape><draw:custom-shape text:anchor-type="paragraph" draw:z-index="0" draw:name="Shape 4" draw:style-name="gr26" draw:text-style-name="P10" svg:width="1.0051in" svg:height="0.3134in" svg:x="1.0028in" svg:y="0.072in"><text:p text:style-name="P5"><text:span text:style-name="T1">Android App</text:span></text:p><draw:enhanced-geometry svg:viewBox="0 0 21600 21600" draw:type="rectangle" draw:enhanced-path="M 0 0 L 21600 0 21600 21600 0 21600 0 0 Z N"/></draw:custom-shape><draw:frame text:anchor-type="paragraph" draw:z-index="3" draw:name="Text Frame 1" draw:style-name="gr24" draw:text-style-name="P11" svg:width="0.4642in" svg:height="0.0969in" svg:x="0.0339in" svg:y="0.3008in"><draw:text-box><text:p><text:span text:style-name="T5">User</text:span></text:p></draw:text-box></draw:frame><draw:custom-shape text:anchor-type="paragraph" draw:z-index="6" draw:name="Shape 2" draw:style-name="gr21" draw:text-style-name="P10" svg:width="0.885in" svg:height="0.4169in" svg:x="4.3543in" svg:y="0.0126in"><text:p text:style-name="P5"><text:span text:style-name="T1">SQLiteDB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 6" draw:style-name="gr20" svg:width="0.1567in" svg:height="4.3843in" svg:x="0.0736in" svg:y="0.4661in"><text:p/><draw:enhanced-geometry svg:viewBox="0 0 21600 21600" draw:type="rectangle" draw:enhanced-path="M 0 0 L 21600 0 21600 21600 0 21600 0 0 Z N"/></draw:custom-shape><draw:line text:anchor-type="paragraph" draw:z-index="9" draw:name="Vertical line 2" draw:style-name="gr14" draw:text-style-name="P8" svg:x1="0.1256in" svg:y1="0.3972in" svg:x2="0.1256in" svg:y2="5.5354in"><text:p/></draw:line><draw:custom-shape text:anchor-type="paragraph" draw:z-index="10" draw:name="Shape 7" draw:style-name="gr17" svg:width="1.1287in" svg:height="0.026in" svg:x="0.2299in" svg:y="0.613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Shape 8" draw:style-name="gr19" svg:width="2.7524in" svg:height="0.0378in" svg:x="0.2299in" svg:y="4.28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 9" draw:style-name="gr18" svg:width="4.5232in" svg:height="0.0157in" svg:x="0.2299in" svg:y="2.713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Shape 10" draw:style-name="gr17" svg:width="1.1287in" svg:height="0.026in" svg:x="0.2299in" svg:y="1.719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4" draw:name="Text Frame 2" draw:style-name="gr10" draw:text-style-name="P7" svg:width="1.0331in" svg:height="0.1449in" svg:x="0.3256in" svg:y="0.4693in"><draw:text-box><text:p><text:span text:style-name="T4">Login/register</text:span></text:p></draw:text-box></draw:frame><draw:line text:anchor-type="paragraph" draw:z-index="15" draw:name="Horizontal line 1" draw:style-name="gr9" draw:text-style-name="P8" svg:x1="1.5665in" svg:y1="0.8634in" svg:x2="1.8437in" svg:y2="0.8571in"><text:p/></draw:line><draw:line text:anchor-type="paragraph" draw:z-index="16" draw:name="Vertical line 3" draw:style-name="gr9" draw:text-style-name="P8" svg:x1="1.8445in" svg:y1="0.8571in" svg:x2="1.8445in" svg:y2="1.2217in"><text:p/></draw:line><draw:line text:anchor-type="paragraph" draw:z-index="17" draw:name="Horizontal line 2" draw:style-name="gr15" draw:text-style-name="P8" svg:x1="1.8445in" svg:y1="1.2213in" svg:x2="1.5236in" svg:y2="1.2102in"><text:p/></draw:line><draw:frame text:anchor-type="paragraph" draw:z-index="18" draw:name="Text Frame 3" draw:style-name="gr6" draw:text-style-name="P7" svg:width="0.8421in" svg:height="0.4307in" svg:x="1.9575in" svg:y="0.878in"><draw:text-box><text:p><text:span text:style-name="T4">V</text:span><text:span text:style-name="T4">e</text:span><text:span text:style-name="T4">r</text:span><text:span text:style-name="T4">i</text:span><text:span text:style-name="T4">f</text:span><text:span text:style-name="T4">y</text:span><text:span text:style-name="T4"> </text:span><text:span text:style-name="T4">C</text:span><text:span text:style-name="T4">r</text:span><text:span text:style-name="T4">e</text:span><text:span text:style-name="T4">d</text:span><text:span text:style-name="T4">e</text:span><text:span text:style-name="T4">n</text:span><text:span text:style-name="T4">t</text:span><text:span text:style-name="T4">i</text:span><text:span text:style-name="T4">a</text:span><text:span text:style-name="T4">l</text:span><text:span text:style-name="T4">s</text:span></text:p></draw:text-box></draw:frame><draw:frame text:anchor-type="paragraph" draw:z-index="19" draw:name="Text Frame 4" draw:style-name="gr10" draw:text-style-name="P7" svg:width="1.0331in" svg:height="0.1449in" svg:x="0.2654in" svg:y="1.5366in"><draw:text-box><text:p><text:span text:style-name="T4">Search Geolocation</text:span></text:p></draw:text-box></draw:frame><draw:custom-shape text:anchor-type="paragraph" draw:z-index="20" draw:name="Shape 11" draw:style-name="gr16" svg:width="1.4504in" svg:height="0.0378in" svg:x="1.5665in" svg:y="1.719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1" draw:name="Text Frame 5" draw:style-name="gr10" draw:text-style-name="P7" svg:width="1.0331in" svg:height="0.1449in" svg:x="1.8047in" svg:y="1.5752in"><draw:text-box><text:p><text:span text:style-name="T4">S</text:span><text:span text:style-name="T4">e</text:span><text:span text:style-name="T4">a</text:span><text:span text:style-name="T4">r</text:span><text:span text:style-name="T4">c</text:span><text:span text:style-name="T4">h</text:span><text:span text:style-name="T4"> </text:span><text:span text:style-name="T4">G</text:span><text:span text:style-name="T4">e</text:span><text:span text:style-name="T4">o</text:span><text:span text:style-name="T4">l</text:span><text:span text:style-name="T4">o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/text:p></draw:text-box></draw:frame><draw:line text:anchor-type="paragraph" draw:z-index="22" draw:name="Horizontal line 3" draw:style-name="gr15" draw:text-style-name="P8" svg:x1="3.1118in" svg:y1="2.252in" svg:x2="0.2299in" svg:y2="2.2457in"><text:p/></draw:line><draw:frame text:anchor-type="paragraph" draw:z-index="23" draw:name="Text Frame 6" draw:style-name="gr10" draw:text-style-name="P7" svg:width="1.0331in" svg:height="0.1449in" svg:x="1.1516in" svg:y="2.1016in"><draw:text-box><text:p><text:span text:style-name="T4">Return Results</text:span></text:p></draw:text-box></draw:frame><draw:custom-shape text:anchor-type="paragraph" draw:z-index="25" draw:name="Shape 12" draw:style-name="gr5" svg:width="0.174in" svg:height="1.5685in" svg:x="1.3929in" svg:y="0.5335in"><text:p/><draw:enhanced-geometry svg:viewBox="0 0 21600 21600" draw:type="rectangle" draw:enhanced-path="M 0 0 L 21600 0 21600 21600 0 21600 0 0 Z N"/></draw:custom-shape><draw:line text:anchor-type="paragraph" draw:z-index="26" draw:name="Line 4" draw:style-name="gr14" draw:text-style-name="P8" svg:x1="1.4799in" svg:y1="0.3598in" svg:x2="1.4543in" svg:y2="5.5161in"><text:p/></draw:line><draw:line text:anchor-type="paragraph" draw:z-index="27" draw:name="Vertical line 4" draw:style-name="gr14" draw:text-style-name="P8" svg:x1="3.1118in" svg:y1="0.4547in" svg:x2="3.1118in" svg:y2="5.4291in"><text:p/></draw:line><draw:line text:anchor-type="paragraph" draw:z-index="28" draw:name="Vertical line 5" draw:style-name="gr14" draw:text-style-name="P8" svg:x1="4.8047in" svg:y1="0.4811in" svg:x2="4.8047in" svg:y2="5.5677in"><text:p/></draw:line><draw:line text:anchor-type="paragraph" draw:z-index="29" draw:name="Vertical line 6" draw:style-name="gr14" draw:text-style-name="P8" svg:x1="6.2484in" svg:y1="0.4811in" svg:x2="6.2484in" svg:y2="5.5677in"><text:p/></draw:line><draw:custom-shape text:anchor-type="paragraph" draw:z-index="30" draw:name="Shape 13" draw:style-name="gr13" draw:text-style-name="P9" svg:width="0.0539in" svg:height="0.3657in" svg:x="1.8437in" svg:y="0.8634in"><text:p/><draw:enhanced-geometry svg:viewBox="0 0 21600 21600" draw:type="rectangle" draw:enhanced-path="M 0 0 L 21600 0 21600 21600 0 21600 0 0 Z N"/></draw:custom-shape><draw:custom-shape text:anchor-type="paragraph" draw:z-index="31" draw:name="Shape 14" draw:style-name="gr12" svg:width="1.5331in" svg:height="0.0551in" svg:x="3.1902in" svg:y="1.719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2" draw:name="Text Frame 7" draw:style-name="gr10" draw:text-style-name="P7" svg:width="1.0331in" svg:height="0.1449in" svg:x="3.2898in" svg:y="1.5752in"><draw:text-box><text:p><text:span text:style-name="T4">Update database</text:span></text:p></draw:text-box></draw:frame><draw:line text:anchor-type="paragraph" draw:z-index="33" draw:name="Line 5" draw:style-name="gr11" draw:text-style-name="P8" svg:x1="6.2488in" svg:y1="3.6319in" svg:x2="0.2299in" svg:y2="3.589in"><text:p/></draw:line><draw:line text:anchor-type="paragraph" draw:z-index="34" draw:name="Line 6" draw:style-name="gr11" draw:text-style-name="P8" svg:x1="1.5665in" svg:y1="0.672in" svg:x2="4.7437in" svg:y2="0.6976in"><text:p/></draw:line><draw:frame text:anchor-type="paragraph" draw:z-index="35" draw:name="Text Frame 8" draw:style-name="gr10" draw:text-style-name="P7" svg:width="1.0331in" svg:height="0.1449in" svg:x="2.7925in" svg:y="0.528in"><draw:text-box><text:p><text:span text:style-name="T4">Query Database</text:span></text:p></draw:text-box></draw:frame><draw:line text:anchor-type="paragraph" draw:z-index="36" draw:name="Horizontal line 4" draw:style-name="gr11" draw:text-style-name="P8" svg:x1="4.8047in" svg:y1="2.0346in" svg:x2="6.1764in" svg:y2="2.0346in"><text:p/></draw:line><draw:frame text:anchor-type="paragraph" draw:z-index="37" draw:name="Text Frame 9" draw:style-name="gr10" draw:text-style-name="P7" svg:width="1.0331in" svg:height="0.1449in" svg:x="5.0583in" svg:y="1.8126in"><draw:text-box><text:p><text:span text:style-name="T4">Update Query</text:span></text:p></draw:text-box></draw:frame><draw:frame text:anchor-type="paragraph" draw:z-index="38" draw:name="Text Frame 10" draw:style-name="gr10" draw:text-style-name="P7" svg:width="1.0331in" svg:height="0.1449in" svg:x="1.9138in" svg:y="3.4445in"><draw:text-box><text:p><text:span text:style-name="T4">Display to user</text:span></text:p></draw:text-box></draw:frame><draw:frame text:anchor-type="paragraph" draw:z-index="39" draw:name="Text Frame 11" draw:style-name="gr10" draw:text-style-name="P7" svg:width="1.0331in" svg:height="0.1449in" svg:x="1.8118in" svg:y="2.5693in"><draw:text-box><text:p><text:span text:style-name="T4">Search Facility</text:span></text:p></draw:text-box></draw:frame><draw:frame text:anchor-type="paragraph" draw:z-index="40" draw:name="Text Frame 12" draw:style-name="gr10" draw:text-style-name="P7" svg:width="1.0331in" svg:height="0.1449in" svg:x="0.8898in" svg:y="4.1043in"><draw:text-box><text:p><text:span text:style-name="T4">B</text:span><text:span text:style-name="T4">o</text:span><text:span text:style-name="T4">o</text:span><text:span text:style-name="T4">k</text:span><text:span text:style-name="T4"> </text:span><text:span text:style-name="T4">f</text:span><text:span text:style-name="T4">a</text:span><text:span text:style-name="T4">c</text:span><text:span text:style-name="T4">i</text:span><text:span text:style-name="T4">l</text:span><text:span text:style-name="T4">i</text:span><text:span text:style-name="T4">t</text:span><text:span text:style-name="T4">y</text:span></text:p></draw:text-box></draw:frame><draw:line text:anchor-type="paragraph" draw:z-index="41" draw:name="Horizontal line 5" draw:style-name="gr9" draw:text-style-name="P8" svg:x1="3.1638in" svg:y1="4.1528in" svg:x2="3.7201in" svg:y2="4.1528in"><text:p/></draw:line><draw:line text:anchor-type="paragraph" draw:z-index="42" draw:name="Horizontal line 6" draw:style-name="gr8" draw:text-style-name="P8" svg:x1="3.2165in" svg:y1="4.5693in" svg:x2="3.7118in" svg:y2="4.5693in"><text:p/></draw:line><draw:line text:anchor-type="paragraph" draw:z-index="43" draw:name="Horizontal line 7" draw:style-name="gr7" draw:text-style-name="P8" svg:x1="3.7201in" svg:y1="4.1528in" svg:x2="3.7118in" svg:y2="4.5693in"><text:p/></draw:line><draw:frame text:anchor-type="paragraph" draw:z-index="44" draw:name="Text Frame 13" draw:style-name="gr6" draw:text-style-name="P7" svg:width="0.8504in" svg:height="0.4307in" svg:x="3.7201in" svg:y="4.1909in"><draw:text-box><text:p><text:span text:style-name="T4">Update DataBase</text:span></text:p></draw:text-box></draw:frame><draw:custom-shape text:anchor-type="paragraph" draw:z-index="45" draw:name="Shape 15" draw:style-name="gr5" svg:width="0.174in" svg:height="1.5685in" svg:x="3.0256in" svg:y="0.802in"><text:p/><draw:enhanced-geometry svg:viewBox="0 0 21600 21600" draw:type="rectangle" draw:enhanced-path="M 0 0 L 21600 0 21600 21600 0 21600 0 0 Z N"/></draw:custom-shape><draw:custom-shape text:anchor-type="paragraph" draw:z-index="46" draw:name="Shape 16" draw:style-name="gr4" svg:width="0.174in" svg:height="1.2941in" svg:x="3.0252in" svg:y="3.6319in"><text:p/><draw:enhanced-geometry svg:viewBox="0 0 21600 21600" draw:type="rectangle" draw:enhanced-path="M 0 0 L 21600 0 21600 21600 0 21600 0 0 Z N"/></draw:custom-shape><draw:custom-shape text:anchor-type="paragraph" draw:z-index="47" draw:name="Shape 17" draw:style-name="gr3" svg:width="0.1394in" svg:height="3.0295in" svg:x="4.7437in" svg:y="0.5161in"><text:p/><draw:enhanced-geometry svg:viewBox="0 0 21600 21600" draw:type="rectangle" draw:enhanced-path="M 0 0 L 21600 0 21600 21600 0 21600 0 0 Z N"/></draw:custom-shape><draw:custom-shape text:anchor-type="paragraph" draw:z-index="48" draw:name="Shape 18" draw:style-name="gr2" svg:width="0.2087in" svg:height="2.6394in" svg:x="6.1764in" svg:y="1.4791in"><text:p/><draw:enhanced-geometry svg:viewBox="0 0 21600 21600" draw:type="rectangle" draw:enhanced-path="M 0 0 L 21600 0 21600 21600 0 21600 0 0 Z N"/></draw:custom-shape>­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marker draw:name="Arrowheads_20_2" draw:display-name="Arrowheads 2" svg:viewBox="0 0 1131 1580" svg:d="M1013 1491l118 89-567-1580-564 1580 114-85 136-68 148-46 161-17 161 13 153 46z"/>
    <draw:marker draw:name="Arrowheads_20_3" draw:display-name="Arrowheads 3" svg:viewBox="0 0 20 13" svg:d="M0 13l10-13 10 13z"/>
    <draw:marker draw:name="Arrowheads_20_4" draw:display-name="Arrowheads 4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5:20:25.306018354</meta:creation-date>
    <dc:date>2022-12-15T18:51:14.094390890</dc:date>
    <meta:editing-duration>PT1H32M19S</meta:editing-duration>
    <meta:editing-cycles>9</meta:editing-cycles>
    <meta:generator>LibreOffice/7.3.6.2$Linux_X86_64 LibreOffice_project/30$Build-2</meta:generator>
    <meta:document-statistic meta:table-count="0" meta:image-count="0" meta:object-count="0" meta:page-count="1" meta:paragraph-count="6" meta:word-count="9" meta:character-count="58" meta:non-whitespace-character-count="55"/>
  </office:meta>
</office:document-meta>
</file>